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A54E2C4B82F7B283.png" manifest:media-type="image/png"/>
  <manifest:file-entry manifest:full-path="Pictures/10000000000001C2000000F740C8F8F088EEB4F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1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paragraph-rsid="00227f05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227f05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227f05" officeooo:paragraph-rsid="00227f05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227f05" officeooo:paragraph-rsid="002608db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23f954" officeooo:paragraph-rsid="0023f954"/>
    </style:style>
    <style:style style:name="P17" style:family="paragraph" style:parent-style-name="Notas_20_Informativas">
      <style:paragraph-properties fo:margin-left="0cm" fo:margin-right="0cm" fo:text-align="justify" style:justify-single-word="false" fo:text-indent="0cm" style:auto-text-indent="false"/>
      <style:text-properties officeooo:rsid="00227f05" officeooo:paragraph-rsid="002608db"/>
    </style:style>
    <style:style style:name="P18" style:family="paragraph" style:parent-style-name="Notas_20_Informativas">
      <style:paragraph-properties fo:margin-left="0cm" fo:margin-right="0cm" fo:text-align="justify" style:justify-single-word="false" fo:text-indent="0cm" style:auto-text-indent="false"/>
      <style:text-properties officeooo:rsid="002608db" officeooo:paragraph-rsid="002608db"/>
    </style:style>
    <style:style style:name="P19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20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2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22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23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24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5" style:family="paragraph" style:parent-style-name="Standard" style:master-page-name="First_20_Page">
      <style:paragraph-properties style:page-number="auto"/>
    </style:style>
    <style:style style:name="P26" style:family="paragraph" style:parent-style-name="Standard" style:master-page-name="Standard">
      <style:paragraph-properties style:page-number="auto"/>
    </style:style>
    <style:style style:name="P27" style:family="paragraph" style:parent-style-name="Heading_20_1">
      <style:text-properties officeooo:rsid="0014c507" officeooo:paragraph-rsid="0014c507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1" fo:font-size="12pt" style:font-size-asian="12pt" style:font-size-complex="12pt"/>
    </style:style>
    <style:style style:name="T8" style:family="text">
      <style:text-properties style:font-name="Calibri1" fo:font-size="12pt" officeooo:rsid="0013cf67" style:font-size-asian="12pt" style:font-size-complex="12pt"/>
    </style:style>
    <style:style style:name="T9" style:family="text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T10" style:family="text">
      <style:text-properties fo:text-transform="uppercase" fo:color="#336633" style:font-name="Calibri1" fo:font-size="24pt" fo:font-weight="bold" officeooo:rsid="001f3da8" style:font-size-asian="24pt" style:font-weight-asian="bold" style:font-size-complex="24pt" style:font-weight-complex="bold"/>
    </style:style>
    <style:style style:name="T11" style:family="text">
      <style:text-properties fo:text-transform="uppercase" fo:color="#336633" style:font-name="Calibri1" fo:font-size="24pt" fo:font-weight="bold" officeooo:rsid="0024cc75" style:font-size-asian="24pt" style:font-weight-asian="bold" style:font-size-complex="24pt" style:font-weight-complex="bold"/>
    </style:style>
    <style:style style:name="T12" style:family="text">
      <style:text-properties officeooo:rsid="00227f05"/>
    </style:style>
    <style:style style:name="T13" style:family="text">
      <style:text-properties officeooo:rsid="0023f954"/>
    </style:style>
    <style:style style:name="T14" style:family="text">
      <style:text-properties officeooo:rsid="0024cc75"/>
    </style:style>
    <style:style style:name="T15" style:family="text">
      <style:text-properties officeooo:rsid="002608db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esarrollo Web entorno cliente" text:name="Modulo"/>
        <text:user-field-decl office:value-type="string" office:string-value="3" text:name="NumeroTema"/>
        <text:user-field-decl office:value-type="string" office:string-value="Sintáxis Javascript" text:name="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5"/>
          <text:p text:style-name="P5"><text:user-field-get text:name="Modulo">Desarrollo Web entorno cliente</text:user-field-get></text:p>
          <text:p text:style-name="P5">CFGS DAW</text:p>
        </draw:text-box>
      </draw:frame>
      <text:p text:style-name="P25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40C8F8F088EEB4F0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8"/>
      <text:p text:style-name="P9"><text:span text:style-name="T9">TEMA </text:span><text:span text:style-name="T11">2</text:span><text:span text:style-name="T9"> – </text:span><text:span text:style-name="T10">ACTIVIDAD 1 </text:span></text:p>
      <text:p text:style-name="P9"><text:span text:style-name="T10">(No evaluable)</text:span><text:span text:style-name="T9">.</text:span></text:p>
      <text:p text:style-name="P7"><text:user-field-get text:name="Tema">Sintáxis Javascript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P21">Sergio García Barea</text:p>
      <text:p text:style-name="P20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23">201<text:span text:style-name="T14">8</text:span>/201<text:span text:style-name="T14">9</text:span></text:p>
      <text:p text:style-name="P22"><text:tab/><text:tab/><text:tab/><text:tab/><text:tab/><text:tab/><text:tab/><text:tab/><text:tab/><text:tab/>Versión:<text:date style:data-style-name="N104" text:date-value="2018-09-12T09:49:45.034738783">180912</text:date>.<text:time style:data-style-name="N105" text:time-value="2018-09-12T09:49:45.034925490">0949</text:time> </text:p>
      <text:p text:style-name="P3"><text:soft-page-break/></text:p>
      <text:p text:style-name="Standard"/>
      <text:p text:style-name="P10">Licencia</text:p>
      <text:p text:style-name="Standard"/>
      <text:p text:style-name="P19"><draw:frame draw:style-name="fr3" draw:name="gráficos3" text:anchor-type="paragraph" svg:x="0.741cm" svg:y="0cm" svg:width="2cm" svg:height="0.7cm" draw:z-index="2"><draw:image xlink:href="Pictures/100000000000007600000029A54E2C4B82F7B283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1"/>
      <text:p text:style-name="Notas_20_Informativas"><text:span text:style-name="T3"> </text:span>Atención</text:p>
      <text:p text:style-name="P11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4">1. Boletín de ejercicios<text:tab/>3</text:p>
        </text:index-body>
      </text:table-of-content>
      <text:p text:style-name="Standard"/>
      <text:p text:style-name="P26"/>
      <text:p text:style-name="Titulo">UD0<text:user-field-get text:name="NumeroTema">3</text:user-field-get>. <text:user-field-get text:name="Tema">Sintáxis Javascript</text:user-field-get></text:p>
      <text:h text:style-name="P27" text:outline-level="1">Boletín de ejercicios</text:h>
      <text:p text:style-name="P15"/>
      <text:p text:style-name="P17"><text:span text:style-name="T3"> </text:span><text:span text:style-name="T4">Importante</text:span>: <text:span text:style-name="T15">no intentes copiar ejercicios ni tan siquiera “ver un poco” código de otros compañeros. Es el mayor error de quien empieza a programar, ya que luego no sabe resolver problemas por si mismo y da una falsa sensación de aprendizaje.</text:span></text:p>
      <text:p text:style-name="P18">Si algo no sale a la primera, es totalmente normal, es parte del aprendizaje.</text:p>
      <text:p text:style-name="P12"><text:span text:style-name="T12">1</text:span>) <text:span text:style-name="T12">Registrate en el portal </text:span><text:a xlink:type="simple" xlink:href="http://www.aprendeaprogramar.org/" text:style-name="Internet_20_link" text:visited-style-name="Visited_20_Internet_20_Link"><text:span text:style-name="T12">www.aprendeaprogramar.org</text:span></text:a></text:p>
      <text:p text:style-name="P14">Recuerda la cuenta porque te hará falta en otras actividades. <text:span text:style-name="T13">Si tienes algún problema durante el registro, mira en SPAM de tu correo y si aun así no se soluciona contacta conmigo.</text:span></text:p>
      <text:p text:style-name="P13"><text:span text:style-name="T12">2) Auto matricula-te en el curso “</text:span>Programación básica en Javascript”.</text:p>
      <text:p text:style-name="P16">3) Contesta <text:span text:style-name="T14">en la </text:span>encuesta <text:span text:style-name="T14">del curso </text:span>para decirme cual es tu cuant<text:span text:style-name="T14">e</text:span> (lo necesito para matricularte automáticamente en actividades que hagamos ahí).</text:p>
      <text:p text:style-name="P13"><text:span text:style-name="T13">4) Antes de empezar lee y entiende el apartado </text:span><text:bookmark text:name="yui_3_17_2_1_1506523720489_191"/><text:bookmark text:name="yui_3_17_2_1_1506523720489_192"/><text:span text:style-name="T13">“</text:span>Léeme antes de comenz<text:span text:style-name="T12">ar”. Si tienes dudas consulta en el foro de la unidad (el nuestro del CEED).</text:span></text:p>
      <text:p text:style-name="P13"><text:span text:style-name="T13">5) Intenta realizar los ejercicios de todos los apartados hasta la sección “</text:span><text:bookmark text:name="yui_3_17_2_1_1506523720489_203"/><text:bookmark text:name="yui_3_17_2_1_1506523720489_204"/>Reto 4: Funcion<text:span text:style-name="T12">es” incluida.</text:span></text:p>
      <text:p text:style-name="P14"><text:span text:style-name="T13">6</text:span>) Comenta en el foro <text:span text:style-name="T13">de la unidad</text:span> aquellos que tengas m<text:span text:style-name="T14">á</text:span>s dificultades, que hayas planteado soluciones alternativas, soluciones a aquellos que no tienen solución, etc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3" text:name="NumeroTema"/>
          <text:user-field-decl office:value-type="string" office:string-value="Sintáxis Javascript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UD0</text:span><text:span text:style-name="MT1"><text:user-field-get text:name="NumeroTema">3</text:user-field-get></text:span><text:span text:style-name="MT1">. </text:span><text:span text:style-name="MT1"><text:user-field-get text:name="Tema">Sintáxis Javascript</text:user-field-get></text:span></text:p>
      </style:header>
      <style:footer>
        <text:user-field-decls>
          <text:user-field-decl office:value-type="string" office:string-value="3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3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09:38:56.374203071</meta:creation-date>
    <meta:editing-duration>PT56M24S</meta:editing-duration>
    <meta:editing-cycles>17</meta:editing-cycles>
    <meta:generator>LibreOffice/6.0.6.2$Linux_X86_64 LibreOffice_project/00m0$Build-2</meta:generator>
    <dc:title>Plantilla CEED</dc:title>
    <dc:date>2018-09-12T09:49:44.911520067</dc:date>
    <meta:document-statistic meta:table-count="0" meta:image-count="2" meta:object-count="0" meta:page-count="3" meta:paragraph-count="33" meta:word-count="317" meta:character-count="2031" meta:non-whitespace-character-count="1725"/>
    <meta:template xlink:type="simple" xlink:actuate="onRequest" xlink:title="Plantilla CEED" xlink:href="../../../../../../../../.config/libreoffice/4/user/template/Plantilla%20CEED.ott" meta:date="2016-09-29T09:38:56.073759322"/>
  </office:meta>
</office:document-meta>
</file>